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9.76mm"/>
    </style:style>
    <style:style style:name="co2" style:family="table-column">
      <style:table-column-properties fo:break-before="auto" style:column-width="20.23mm"/>
    </style:style>
    <style:style style:name="co3" style:family="table-column">
      <style:table-column-properties fo:break-before="auto" style:column-width="27.31mm"/>
    </style:style>
    <style:style style:name="co4" style:family="table-column">
      <style:table-column-properties fo:break-before="auto" style:column-width="21.5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erge_obj" table:style-name="ta1">
        <table:shapes>
          <draw:frame draw:z-index="0" draw:style-name="gr1" draw:text-style-name="P1" svg:width="244.69mm" svg:height="177.16mm" svg:x="47.02mm" svg:y="33.47mm">
            <loext:p draw:notify-on-update-of-ranges="merge_obj.A4:merge_obj.CW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94" table:default-cell-style-name="Default"/>
        <table:table-row table:style-name="ro1">
          <table:table-cell office:value-type="string" calcext:value-type="string">
            <text:p>SERIAL MERGE</text:p>
          </table:table-cell>
          <table:table-cell table:number-columns-repeated="100"/>
        </table:table-row>
        <table:table-row table:style-name="ro1">
          <table:table-cell office:value-type="string" calcext:value-type="string">
            <text:p>SA_ALPHA</text:p>
          </table:table-cell>
          <table:table-cell office:value-type="string" calcext:value-type="string">
            <text:p>SA_T_MIN</text:p>
          </table:table-cell>
          <table:table-cell office:value-type="string" calcext:value-type="string">
            <text:p>SA_ITER</text:p>
          </table:table-cell>
          <table:table-cell office:value-type="string" calcext:value-type="string">
            <text:p>SA_RUNS</text:p>
          </table:table-cell>
          <table:table-cell office:value-type="string" calcext:value-type="string">
            <text:p>NUM_PASSES</text:p>
          </table:table-cell>
          <table:table-cell office:value-type="string" calcext:value-type="string">
            <text:p>NUM_ITER</text:p>
          </table:table-cell>
          <table:table-cell office:value-type="string" calcext:value-type="string">
            <text:p>ITER_INCR</text:p>
          </table:table-cell>
          <table:table-cell table:number-columns-repeated="94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5" calcext:value-type="float">
            <text:p>0.5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4"/>
        </table:table-row>
        <table:table-row table:style-name="ro1">
          <table:table-cell office:value-type="float" office:value="828299000" calcext:value-type="float">
            <text:p>828299000</text:p>
          </table:table-cell>
          <table:table-cell office:value-type="float" office:value="828155000" calcext:value-type="float">
            <text:p>828155000</text:p>
          </table:table-cell>
          <table:table-cell office:value-type="float" office:value="828247000" calcext:value-type="float">
            <text:p>828247000</text:p>
          </table:table-cell>
          <table:table-cell office:value-type="float" office:value="828255000" calcext:value-type="float">
            <text:p>828255000</text:p>
          </table:table-cell>
          <table:table-cell office:value-type="float" office:value="827331000" calcext:value-type="float">
            <text:p>827331000</text:p>
          </table:table-cell>
          <table:table-cell office:value-type="float" office:value="828664000" calcext:value-type="float">
            <text:p>828664000</text:p>
          </table:table-cell>
          <table:table-cell office:value-type="float" office:value="827688000" calcext:value-type="float">
            <text:p>827688000</text:p>
          </table:table-cell>
          <table:table-cell office:value-type="float" office:value="828920000" calcext:value-type="float">
            <text:p>828920000</text:p>
          </table:table-cell>
          <table:table-cell office:value-type="float" office:value="828059000" calcext:value-type="float">
            <text:p>828059000</text:p>
          </table:table-cell>
          <table:table-cell office:value-type="float" office:value="828494000" calcext:value-type="float">
            <text:p>828494000</text:p>
          </table:table-cell>
          <table:table-cell office:value-type="float" office:value="827989000" calcext:value-type="float">
            <text:p>827989000</text:p>
          </table:table-cell>
          <table:table-cell office:value-type="float" office:value="828145000" calcext:value-type="float">
            <text:p>828145000</text:p>
          </table:table-cell>
          <table:table-cell office:value-type="float" office:value="828225000" calcext:value-type="float">
            <text:p>828225000</text:p>
          </table:table-cell>
          <table:table-cell office:value-type="float" office:value="827657000" calcext:value-type="float">
            <text:p>827657000</text:p>
          </table:table-cell>
          <table:table-cell office:value-type="float" office:value="828489000" calcext:value-type="float">
            <text:p>828489000</text:p>
          </table:table-cell>
          <table:table-cell office:value-type="float" office:value="828234000" calcext:value-type="float">
            <text:p>828234000</text:p>
          </table:table-cell>
          <table:table-cell office:value-type="float" office:value="827744000" calcext:value-type="float">
            <text:p>827744000</text:p>
          </table:table-cell>
          <table:table-cell office:value-type="float" office:value="828274000" calcext:value-type="float">
            <text:p>828274000</text:p>
          </table:table-cell>
          <table:table-cell office:value-type="float" office:value="828042000" calcext:value-type="float">
            <text:p>828042000</text:p>
          </table:table-cell>
          <table:table-cell office:value-type="float" office:value="828412000" calcext:value-type="float">
            <text:p>828412000</text:p>
          </table:table-cell>
          <table:table-cell table:formula="of:=[.U7]+[.U8]" office:value-type="float" office:value="833610000" calcext:value-type="float">
            <text:p>833610000</text:p>
          </table:table-cell>
          <table:table-cell table:formula="of:=[.V7]+[.V8]" office:value-type="float" office:value="833443000" calcext:value-type="float">
            <text:p>833443000</text:p>
          </table:table-cell>
          <table:table-cell table:formula="of:=[.W7]+[.W8]" office:value-type="float" office:value="833402000" calcext:value-type="float">
            <text:p>833402000</text:p>
          </table:table-cell>
          <table:table-cell table:formula="of:=[.X7]+[.X8]" office:value-type="float" office:value="833443000" calcext:value-type="float">
            <text:p>833443000</text:p>
          </table:table-cell>
          <table:table-cell table:formula="of:=[.Y7]+[.Y8]" office:value-type="float" office:value="833512000" calcext:value-type="float">
            <text:p>833512000</text:p>
          </table:table-cell>
          <table:table-cell table:formula="of:=[.Z7]+[.Z8]" office:value-type="float" office:value="833327000" calcext:value-type="float">
            <text:p>833327000</text:p>
          </table:table-cell>
          <table:table-cell table:formula="of:=[.AA7]+[.AA8]" office:value-type="float" office:value="833368000" calcext:value-type="float">
            <text:p>833368000</text:p>
          </table:table-cell>
          <table:table-cell table:formula="of:=[.AB7]+[.AB8]" office:value-type="float" office:value="833238000" calcext:value-type="float">
            <text:p>833238000</text:p>
          </table:table-cell>
          <table:table-cell table:formula="of:=[.AC7]+[.AC8]" office:value-type="float" office:value="833466000" calcext:value-type="float">
            <text:p>833466000</text:p>
          </table:table-cell>
          <table:table-cell table:formula="of:=[.AD7]+[.AD8]" office:value-type="float" office:value="833288000" calcext:value-type="float">
            <text:p>833288000</text:p>
          </table:table-cell>
          <table:table-cell table:formula="of:=[.AE7]+[.AE8]" office:value-type="float" office:value="833312000" calcext:value-type="float">
            <text:p>833312000</text:p>
          </table:table-cell>
          <table:table-cell table:formula="of:=[.AF7]+[.AF8]" office:value-type="float" office:value="833463000" calcext:value-type="float">
            <text:p>833463000</text:p>
          </table:table-cell>
          <table:table-cell table:formula="of:=[.AG7]+[.AG8]" office:value-type="float" office:value="833675000" calcext:value-type="float">
            <text:p>833675000</text:p>
          </table:table-cell>
          <table:table-cell table:formula="of:=[.AH7]+[.AH8]" office:value-type="float" office:value="833429000" calcext:value-type="float">
            <text:p>833429000</text:p>
          </table:table-cell>
          <table:table-cell table:formula="of:=[.AI7]+[.AI8]" office:value-type="float" office:value="833397000" calcext:value-type="float">
            <text:p>833397000</text:p>
          </table:table-cell>
          <table:table-cell table:formula="of:=[.AJ7]+[.AJ8]" office:value-type="float" office:value="833321000" calcext:value-type="float">
            <text:p>833321000</text:p>
          </table:table-cell>
          <table:table-cell table:formula="of:=[.AK7]+[.AK8]" office:value-type="float" office:value="833356000" calcext:value-type="float">
            <text:p>833356000</text:p>
          </table:table-cell>
          <table:table-cell table:formula="of:=[.AL7]+[.AL8]" office:value-type="float" office:value="833322000" calcext:value-type="float">
            <text:p>833322000</text:p>
          </table:table-cell>
          <table:table-cell table:formula="of:=[.AM7]+[.AM8]" office:value-type="float" office:value="833463000" calcext:value-type="float">
            <text:p>833463000</text:p>
          </table:table-cell>
          <table:table-cell table:formula="of:=[.AN7]+[.AN8]" office:value-type="float" office:value="833466000" calcext:value-type="float">
            <text:p>833466000</text:p>
          </table:table-cell>
          <table:table-cell office:value-type="float" office:value="834434000" calcext:value-type="float">
            <text:p>834434000</text:p>
          </table:table-cell>
          <table:table-cell office:value-type="float" office:value="834366000" calcext:value-type="float">
            <text:p>834366000</text:p>
          </table:table-cell>
          <table:table-cell office:value-type="float" office:value="834312000" calcext:value-type="float">
            <text:p>834312000</text:p>
          </table:table-cell>
          <table:table-cell office:value-type="float" office:value="834353000" calcext:value-type="float">
            <text:p>834353000</text:p>
          </table:table-cell>
          <table:table-cell office:value-type="float" office:value="834248000" calcext:value-type="float">
            <text:p>834248000</text:p>
          </table:table-cell>
          <table:table-cell office:value-type="float" office:value="834467000" calcext:value-type="float">
            <text:p>834467000</text:p>
          </table:table-cell>
          <table:table-cell office:value-type="float" office:value="834333000" calcext:value-type="float">
            <text:p>834333000</text:p>
          </table:table-cell>
          <table:table-cell office:value-type="float" office:value="834168000" calcext:value-type="float">
            <text:p>834168000</text:p>
          </table:table-cell>
          <table:table-cell office:value-type="float" office:value="834264000" calcext:value-type="float">
            <text:p>834264000</text:p>
          </table:table-cell>
          <table:table-cell office:value-type="float" office:value="834326000" calcext:value-type="float">
            <text:p>834326000</text:p>
          </table:table-cell>
          <table:table-cell office:value-type="float" office:value="834399000" calcext:value-type="float">
            <text:p>834399000</text:p>
          </table:table-cell>
          <table:table-cell office:value-type="float" office:value="834293000" calcext:value-type="float">
            <text:p>834293000</text:p>
          </table:table-cell>
          <table:table-cell office:value-type="float" office:value="834438000" calcext:value-type="float">
            <text:p>834438000</text:p>
          </table:table-cell>
          <table:table-cell office:value-type="float" office:value="834318000" calcext:value-type="float">
            <text:p>834318000</text:p>
          </table:table-cell>
          <table:table-cell office:value-type="float" office:value="834407000" calcext:value-type="float">
            <text:p>834407000</text:p>
          </table:table-cell>
          <table:table-cell office:value-type="float" office:value="834369000" calcext:value-type="float">
            <text:p>834369000</text:p>
          </table:table-cell>
          <table:table-cell office:value-type="float" office:value="834347000" calcext:value-type="float">
            <text:p>834347000</text:p>
          </table:table-cell>
          <table:table-cell office:value-type="float" office:value="834259000" calcext:value-type="float">
            <text:p>834259000</text:p>
          </table:table-cell>
          <table:table-cell office:value-type="float" office:value="834488000" calcext:value-type="float">
            <text:p>834488000</text:p>
          </table:table-cell>
          <table:table-cell office:value-type="float" office:value="834443000" calcext:value-type="float">
            <text:p>834443000</text:p>
          </table:table-cell>
          <table:table-cell table:number-columns-repeated="41" office:value-type="float" office:value="836797000" calcext:value-type="float">
            <text:p>836797000</text:p>
          </table:table-cell>
        </table:table-row>
        <table:table-row table:style-name="ro1" table:number-rows-repeated="2">
          <table:table-cell table:number-columns-repeated="101"/>
        </table:table-row>
        <table:table-row table:style-name="ro1">
          <table:table-cell table:number-columns-repeated="20"/>
          <table:table-cell table:number-columns-repeated="20" office:value-type="float" office:value="833610000" calcext:value-type="float">
            <text:p>833610000</text:p>
          </table:table-cell>
          <table:table-cell table:number-columns-repeated="61"/>
        </table:table-row>
        <table:table-row table:style-name="ro1">
          <table:table-cell table:number-columns-repeated="20"/>
          <table:table-cell table:formula="of:=[.U9]-[.U9]" office:value-type="float" office:value="0" calcext:value-type="float">
            <text:p>0</text:p>
          </table:table-cell>
          <table:table-cell table:formula="of:=[.V9]-[.$U$9]" office:value-type="float" office:value="-167000" calcext:value-type="float">
            <text:p>-167000</text:p>
          </table:table-cell>
          <table:table-cell table:formula="of:=[.W9]-[.$U$9]" office:value-type="float" office:value="-208000" calcext:value-type="float">
            <text:p>-208000</text:p>
          </table:table-cell>
          <table:table-cell table:formula="of:=[.X9]-[.$U$9]" office:value-type="float" office:value="-167000" calcext:value-type="float">
            <text:p>-167000</text:p>
          </table:table-cell>
          <table:table-cell table:formula="of:=[.Y9]-[.$U$9]" office:value-type="float" office:value="-98000" calcext:value-type="float">
            <text:p>-98000</text:p>
          </table:table-cell>
          <table:table-cell table:formula="of:=[.Z9]-[.$U$9]" office:value-type="float" office:value="-283000" calcext:value-type="float">
            <text:p>-283000</text:p>
          </table:table-cell>
          <table:table-cell table:formula="of:=[.AA9]-[.$U$9]" office:value-type="float" office:value="-242000" calcext:value-type="float">
            <text:p>-242000</text:p>
          </table:table-cell>
          <table:table-cell table:formula="of:=[.AB9]-[.$U$9]" office:value-type="float" office:value="-372000" calcext:value-type="float">
            <text:p>-372000</text:p>
          </table:table-cell>
          <table:table-cell table:formula="of:=[.AC9]-[.$U$9]" office:value-type="float" office:value="-144000" calcext:value-type="float">
            <text:p>-144000</text:p>
          </table:table-cell>
          <table:table-cell table:formula="of:=[.AD9]-[.$U$9]" office:value-type="float" office:value="-322000" calcext:value-type="float">
            <text:p>-322000</text:p>
          </table:table-cell>
          <table:table-cell table:formula="of:=[.AE9]-[.$U$9]" office:value-type="float" office:value="-298000" calcext:value-type="float">
            <text:p>-298000</text:p>
          </table:table-cell>
          <table:table-cell table:formula="of:=[.AF9]-[.$U$9]" office:value-type="float" office:value="-147000" calcext:value-type="float">
            <text:p>-147000</text:p>
          </table:table-cell>
          <table:table-cell table:formula="of:=[.AG9]-[.$U$9]" office:value-type="float" office:value="65000" calcext:value-type="float">
            <text:p>65000</text:p>
          </table:table-cell>
          <table:table-cell table:formula="of:=[.AH9]-[.$U$9]" office:value-type="float" office:value="-181000" calcext:value-type="float">
            <text:p>-181000</text:p>
          </table:table-cell>
          <table:table-cell table:formula="of:=[.AI9]-[.$U$9]" office:value-type="float" office:value="-213000" calcext:value-type="float">
            <text:p>-213000</text:p>
          </table:table-cell>
          <table:table-cell table:formula="of:=[.AJ9]-[.$U$9]" office:value-type="float" office:value="-289000" calcext:value-type="float">
            <text:p>-289000</text:p>
          </table:table-cell>
          <table:table-cell table:formula="of:=[.AK9]-[.$U$9]" office:value-type="float" office:value="-254000" calcext:value-type="float">
            <text:p>-254000</text:p>
          </table:table-cell>
          <table:table-cell table:formula="of:=[.AL9]-[.$U$9]" office:value-type="float" office:value="-288000" calcext:value-type="float">
            <text:p>-288000</text:p>
          </table:table-cell>
          <table:table-cell table:formula="of:=[.AM9]-[.$U$9]" office:value-type="float" office:value="-147000" calcext:value-type="float">
            <text:p>-147000</text:p>
          </table:table-cell>
          <table:table-cell table:formula="of:=[.AN9]-[.$U$9]" office:value-type="float" office:value="-144000" calcext:value-type="float">
            <text:p>-144000</text:p>
          </table:table-cell>
          <table:table-cell table:number-columns-repeated="61"/>
        </table:table-row>
        <table:table-row table:style-name="ro1">
          <table:table-cell table:number-columns-repeated="18"/>
          <table:table-cell table:number-columns-repeated="2" office:value-type="float" office:value="834298000" calcext:value-type="float">
            <text:p>834298000</text:p>
          </table:table-cell>
          <table:table-cell office:value-type="float" office:value="835587000" calcext:value-type="float">
            <text:p>835587000</text:p>
          </table:table-cell>
          <table:table-cell office:value-type="float" office:value="835420000" calcext:value-type="float">
            <text:p>835420000</text:p>
          </table:table-cell>
          <table:table-cell office:value-type="float" office:value="835379000" calcext:value-type="float">
            <text:p>835379000</text:p>
          </table:table-cell>
          <table:table-cell office:value-type="float" office:value="835420000" calcext:value-type="float">
            <text:p>835420000</text:p>
          </table:table-cell>
          <table:table-cell office:value-type="float" office:value="835489000" calcext:value-type="float">
            <text:p>835489000</text:p>
          </table:table-cell>
          <table:table-cell office:value-type="float" office:value="835304000" calcext:value-type="float">
            <text:p>835304000</text:p>
          </table:table-cell>
          <table:table-cell office:value-type="float" office:value="835345000" calcext:value-type="float">
            <text:p>835345000</text:p>
          </table:table-cell>
          <table:table-cell office:value-type="float" office:value="835215000" calcext:value-type="float">
            <text:p>835215000</text:p>
          </table:table-cell>
          <table:table-cell office:value-type="float" office:value="835443000" calcext:value-type="float">
            <text:p>835443000</text:p>
          </table:table-cell>
          <table:table-cell office:value-type="float" office:value="835265000" calcext:value-type="float">
            <text:p>835265000</text:p>
          </table:table-cell>
          <table:table-cell office:value-type="float" office:value="835289000" calcext:value-type="float">
            <text:p>835289000</text:p>
          </table:table-cell>
          <table:table-cell office:value-type="float" office:value="835440000" calcext:value-type="float">
            <text:p>835440000</text:p>
          </table:table-cell>
          <table:table-cell office:value-type="float" office:value="835652000" calcext:value-type="float">
            <text:p>835652000</text:p>
          </table:table-cell>
          <table:table-cell office:value-type="float" office:value="835406000" calcext:value-type="float">
            <text:p>835406000</text:p>
          </table:table-cell>
          <table:table-cell office:value-type="float" office:value="835374000" calcext:value-type="float">
            <text:p>835374000</text:p>
          </table:table-cell>
          <table:table-cell office:value-type="float" office:value="835298000" calcext:value-type="float">
            <text:p>835298000</text:p>
          </table:table-cell>
          <table:table-cell office:value-type="float" office:value="835333000" calcext:value-type="float">
            <text:p>835333000</text:p>
          </table:table-cell>
          <table:table-cell office:value-type="float" office:value="835299000" calcext:value-type="float">
            <text:p>835299000</text:p>
          </table:table-cell>
          <table:table-cell office:value-type="float" office:value="835440000" calcext:value-type="float">
            <text:p>835440000</text:p>
          </table:table-cell>
          <table:table-cell office:value-type="float" office:value="835443000" calcext:value-type="float">
            <text:p>835443000</text:p>
          </table:table-cell>
          <table:table-cell table:number-columns-repeated="6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31T15:28:59.547956777</dc:date>
    <meta:editing-duration>PT2H31M14S</meta:editing-duration>
    <meta:editing-cycles>1</meta:editing-cycles>
    <meta:document-statistic meta:table-count="1" meta:cell-count="178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47cm" svg:height="17.717cm" xlink:href=".." xlink:type="simple" chart:class="chart:line" chart:style-name="ch1">
        <chart:title svg:x="9.585cm" svg:y="0.49cm" chart:style-name="ch2">
          <text:p>zuck_small - serial merge</text:p>
        </chart:title>
        <chart:plot-area chart:style-name="ch3" table:cell-range-address="merge_obj.A4:merge_obj.CW4" svg:x="1.5cm" svg:y="1.623cm" svg:width="22.481cm" svg:height="14.759cm">
          <chartooo:coordinate-region svg:x="3.418cm" svg:y="1.744cm" svg:width="20.563cm" svg:height="13.636cm"/>
          <chart:axis chart:dimension="x" chart:name="primary-x" chart:style-name="ch4">
            <chart:title svg:x="11.783cm" svg:y="16.736cm" chart:style-name="ch5">
              <text:p>SA Iterations</text:p>
            </chart:title>
          </chart:axis>
          <chart:axis chart:dimension="y" chart:name="primary-y" chart:style-name="ch4">
            <chart:title svg:x="0.451cm" svg:y="10.184cm" chart:style-name="ch6">
              <text:p>Objective Value</text:p>
            </chart:title>
            <chart:grid chart:style-name="ch7" chart:class="major"/>
          </chart:axis>
          <chart:series chart:style-name="ch8" chart:values-cell-range-address="merge_obj.A4:merge_obj.CW4" chart:class="chart:line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828299000">
                <text:p>828299000</text:p>
                <draw:g>
                  <svg:desc>merge_obj.A4:merge_obj.CW4</svg:desc>
                </draw:g>
              </table:table-cell>
              <table:table-cell office:value-type="float" office:value="828155000">
                <text:p>828155000</text:p>
              </table:table-cell>
              <table:table-cell office:value-type="float" office:value="828247000">
                <text:p>828247000</text:p>
              </table:table-cell>
              <table:table-cell office:value-type="float" office:value="828255000">
                <text:p>828255000</text:p>
              </table:table-cell>
              <table:table-cell office:value-type="float" office:value="827331000">
                <text:p>827331000</text:p>
              </table:table-cell>
              <table:table-cell office:value-type="float" office:value="828664000">
                <text:p>828664000</text:p>
              </table:table-cell>
              <table:table-cell office:value-type="float" office:value="827688000">
                <text:p>827688000</text:p>
              </table:table-cell>
              <table:table-cell office:value-type="float" office:value="828920000">
                <text:p>828920000</text:p>
              </table:table-cell>
              <table:table-cell office:value-type="float" office:value="828059000">
                <text:p>828059000</text:p>
              </table:table-cell>
              <table:table-cell office:value-type="float" office:value="828494000">
                <text:p>828494000</text:p>
              </table:table-cell>
              <table:table-cell office:value-type="float" office:value="827989000">
                <text:p>827989000</text:p>
              </table:table-cell>
              <table:table-cell office:value-type="float" office:value="828145000">
                <text:p>828145000</text:p>
              </table:table-cell>
              <table:table-cell office:value-type="float" office:value="828225000">
                <text:p>828225000</text:p>
              </table:table-cell>
              <table:table-cell office:value-type="float" office:value="827657000">
                <text:p>827657000</text:p>
              </table:table-cell>
              <table:table-cell office:value-type="float" office:value="828489000">
                <text:p>828489000</text:p>
              </table:table-cell>
              <table:table-cell office:value-type="float" office:value="828234000">
                <text:p>828234000</text:p>
              </table:table-cell>
              <table:table-cell office:value-type="float" office:value="827744000">
                <text:p>827744000</text:p>
              </table:table-cell>
              <table:table-cell office:value-type="float" office:value="828274000">
                <text:p>828274000</text:p>
              </table:table-cell>
              <table:table-cell office:value-type="float" office:value="828042000">
                <text:p>828042000</text:p>
              </table:table-cell>
              <table:table-cell office:value-type="float" office:value="828412000">
                <text:p>828412000</text:p>
              </table:table-cell>
              <table:table-cell office:value-type="float" office:value="833610000">
                <text:p>833610000</text:p>
              </table:table-cell>
              <table:table-cell office:value-type="float" office:value="833443000">
                <text:p>833443000</text:p>
              </table:table-cell>
              <table:table-cell office:value-type="float" office:value="833402000">
                <text:p>833402000</text:p>
              </table:table-cell>
              <table:table-cell office:value-type="float" office:value="833443000">
                <text:p>833443000</text:p>
              </table:table-cell>
              <table:table-cell office:value-type="float" office:value="833512000">
                <text:p>833512000</text:p>
              </table:table-cell>
              <table:table-cell office:value-type="float" office:value="833327000">
                <text:p>833327000</text:p>
              </table:table-cell>
              <table:table-cell office:value-type="float" office:value="833368000">
                <text:p>833368000</text:p>
              </table:table-cell>
              <table:table-cell office:value-type="float" office:value="833238000">
                <text:p>833238000</text:p>
              </table:table-cell>
              <table:table-cell office:value-type="float" office:value="833466000">
                <text:p>833466000</text:p>
              </table:table-cell>
              <table:table-cell office:value-type="float" office:value="833288000">
                <text:p>833288000</text:p>
              </table:table-cell>
              <table:table-cell office:value-type="float" office:value="833312000">
                <text:p>833312000</text:p>
              </table:table-cell>
              <table:table-cell office:value-type="float" office:value="833463000">
                <text:p>833463000</text:p>
              </table:table-cell>
              <table:table-cell office:value-type="float" office:value="833675000">
                <text:p>833675000</text:p>
              </table:table-cell>
              <table:table-cell office:value-type="float" office:value="833429000">
                <text:p>833429000</text:p>
              </table:table-cell>
              <table:table-cell office:value-type="float" office:value="833397000">
                <text:p>833397000</text:p>
              </table:table-cell>
              <table:table-cell office:value-type="float" office:value="833321000">
                <text:p>833321000</text:p>
              </table:table-cell>
              <table:table-cell office:value-type="float" office:value="833356000">
                <text:p>833356000</text:p>
              </table:table-cell>
              <table:table-cell office:value-type="float" office:value="833322000">
                <text:p>833322000</text:p>
              </table:table-cell>
              <table:table-cell office:value-type="float" office:value="833463000">
                <text:p>833463000</text:p>
              </table:table-cell>
              <table:table-cell office:value-type="float" office:value="833466000">
                <text:p>833466000</text:p>
              </table:table-cell>
              <table:table-cell office:value-type="float" office:value="834434000">
                <text:p>834434000</text:p>
              </table:table-cell>
              <table:table-cell office:value-type="float" office:value="834366000">
                <text:p>834366000</text:p>
              </table:table-cell>
              <table:table-cell office:value-type="float" office:value="834312000">
                <text:p>834312000</text:p>
              </table:table-cell>
              <table:table-cell office:value-type="float" office:value="834353000">
                <text:p>834353000</text:p>
              </table:table-cell>
              <table:table-cell office:value-type="float" office:value="834248000">
                <text:p>834248000</text:p>
              </table:table-cell>
              <table:table-cell office:value-type="float" office:value="834467000">
                <text:p>834467000</text:p>
              </table:table-cell>
              <table:table-cell office:value-type="float" office:value="834333000">
                <text:p>834333000</text:p>
              </table:table-cell>
              <table:table-cell office:value-type="float" office:value="834168000">
                <text:p>834168000</text:p>
              </table:table-cell>
              <table:table-cell office:value-type="float" office:value="834264000">
                <text:p>834264000</text:p>
              </table:table-cell>
              <table:table-cell office:value-type="float" office:value="834326000">
                <text:p>834326000</text:p>
              </table:table-cell>
              <table:table-cell office:value-type="float" office:value="834399000">
                <text:p>834399000</text:p>
              </table:table-cell>
              <table:table-cell office:value-type="float" office:value="834293000">
                <text:p>834293000</text:p>
              </table:table-cell>
              <table:table-cell office:value-type="float" office:value="834438000">
                <text:p>834438000</text:p>
              </table:table-cell>
              <table:table-cell office:value-type="float" office:value="834318000">
                <text:p>834318000</text:p>
              </table:table-cell>
              <table:table-cell office:value-type="float" office:value="834407000">
                <text:p>834407000</text:p>
              </table:table-cell>
              <table:table-cell office:value-type="float" office:value="834369000">
                <text:p>834369000</text:p>
              </table:table-cell>
              <table:table-cell office:value-type="float" office:value="834347000">
                <text:p>834347000</text:p>
              </table:table-cell>
              <table:table-cell office:value-type="float" office:value="834259000">
                <text:p>834259000</text:p>
              </table:table-cell>
              <table:table-cell office:value-type="float" office:value="834488000">
                <text:p>834488000</text:p>
              </table:table-cell>
              <table:table-cell office:value-type="float" office:value="834443000">
                <text:p>834443000</text:p>
              </table:table-cell>
              <table:table-cell office:value-type="float" office:value="836797000">
                <text:p>836797000</text:p>
              </table:table-cell>
              <table:table-cell office:value-type="float" office:value="836797000">
                <text:p>836797000</text:p>
              </table:table-cell>
              <table:table-cell office:value-type="float" office:value="836797000">
                <text:p>836797000</text:p>
              </table:table-cell>
              <table:table-cell office:value-type="float" office:value="836797000">
                <text:p>836797000</text:p>
              </table:table-cell>
              <table:table-cell office:value-type="float" office:value="836797000">
                <text:p>836797000</text:p>
              </table:table-cell>
              <table:table-cell office:value-type="float" office:value="836797000">
                <text:p>836797000</text:p>
              </table:table-cell>
              <table:table-cell office:value-type="float" office:value="836797000">
                <text:p>836797000</text:p>
              </table:table-cell>
              <table:table-cell office:value-type="float" office:value="836797000">
                <text:p>836797000</text:p>
              </table:table-cell>
              <table:table-cell office:value-type="float" office:value="836797000">
                <text:p>836797000</text:p>
              </table:table-cell>
              <table:table-cell office:value-type="float" office:value="836797000">
                <text:p>836797000</text:p>
              </table:table-cell>
              <table:table-cell office:value-type="float" office:value="836797000">
                <text:p>836797000</text:p>
              </table:table-cell>
              <table:table-cell office:value-type="float" office:value="836797000">
                <text:p>836797000</text:p>
              </table:table-cell>
              <table:table-cell office:value-type="float" office:value="836797000">
                <text:p>836797000</text:p>
              </table:table-cell>
              <table:table-cell office:value-type="float" office:value="836797000">
                <text:p>836797000</text:p>
              </table:table-cell>
              <table:table-cell office:value-type="float" office:value="836797000">
                <text:p>836797000</text:p>
              </table:table-cell>
              <table:table-cell office:value-type="float" office:value="836797000">
                <text:p>836797000</text:p>
              </table:table-cell>
              <table:table-cell office:value-type="float" office:value="836797000">
                <text:p>836797000</text:p>
              </table:table-cell>
              <table:table-cell office:value-type="float" office:value="836797000">
                <text:p>836797000</text:p>
              </table:table-cell>
              <table:table-cell office:value-type="float" office:value="836797000">
                <text:p>836797000</text:p>
              </table:table-cell>
              <table:table-cell office:value-type="float" office:value="836797000">
                <text:p>836797000</text:p>
              </table:table-cell>
              <table:table-cell office:value-type="float" office:value="836797000">
                <text:p>836797000</text:p>
              </table:table-cell>
              <table:table-cell office:value-type="float" office:value="836797000">
                <text:p>836797000</text:p>
              </table:table-cell>
              <table:table-cell office:value-type="float" office:value="836797000">
                <text:p>836797000</text:p>
              </table:table-cell>
              <table:table-cell office:value-type="float" office:value="836797000">
                <text:p>836797000</text:p>
              </table:table-cell>
              <table:table-cell office:value-type="float" office:value="836797000">
                <text:p>836797000</text:p>
              </table:table-cell>
              <table:table-cell office:value-type="float" office:value="836797000">
                <text:p>836797000</text:p>
              </table:table-cell>
              <table:table-cell office:value-type="float" office:value="836797000">
                <text:p>836797000</text:p>
              </table:table-cell>
              <table:table-cell office:value-type="float" office:value="836797000">
                <text:p>836797000</text:p>
              </table:table-cell>
              <table:table-cell office:value-type="float" office:value="836797000">
                <text:p>836797000</text:p>
              </table:table-cell>
              <table:table-cell office:value-type="float" office:value="836797000">
                <text:p>836797000</text:p>
              </table:table-cell>
              <table:table-cell office:value-type="float" office:value="836797000">
                <text:p>836797000</text:p>
              </table:table-cell>
              <table:table-cell office:value-type="float" office:value="836797000">
                <text:p>836797000</text:p>
              </table:table-cell>
              <table:table-cell office:value-type="float" office:value="836797000">
                <text:p>836797000</text:p>
              </table:table-cell>
              <table:table-cell office:value-type="float" office:value="836797000">
                <text:p>836797000</text:p>
              </table:table-cell>
              <table:table-cell office:value-type="float" office:value="836797000">
                <text:p>836797000</text:p>
              </table:table-cell>
              <table:table-cell office:value-type="float" office:value="836797000">
                <text:p>836797000</text:p>
              </table:table-cell>
              <table:table-cell office:value-type="float" office:value="836797000">
                <text:p>836797000</text:p>
              </table:table-cell>
              <table:table-cell office:value-type="float" office:value="836797000">
                <text:p>836797000</text:p>
              </table:table-cell>
              <table:table-cell office:value-type="float" office:value="836797000">
                <text:p>836797000</text:p>
              </table:table-cell>
              <table:table-cell office:value-type="float" office:value="836797000">
                <text:p>836797000</text:p>
              </table:table-cell>
              <table:table-cell office:value-type="float" office:value="836797000">
                <text:p>836797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